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0.5pt" officeooo:rsid="0009faca" officeooo:paragraph-rsid="0009faca" style:font-size-asian="10.5pt" style:font-size-complex="10.5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0.5pt" officeooo:rsid="0009faca" officeooo:paragraph-rsid="0009faca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officeooo:paragraph-rsid="0009faca" style:font-size-asian="10.5pt" style:font-size-complex="10.5pt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0.5pt" officeooo:paragraph-rsid="0009faca" style:font-size-asian="10.5pt" style:font-size-complex="10.5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0.5pt" officeooo:rsid="0009faca" officeooo:paragraph-rsid="0009faca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size="10.5pt" officeooo:rsid="0009faca" officeooo:paragraph-rsid="0009faca" style:font-size-asian="10.5pt" style:font-size-complex="10.5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color="#21409a" style:font-name="Ubuntu" officeooo:rsid="0009faca"/>
    </style:style>
    <style:style style:name="T2" style:family="text">
      <style:text-properties fo:color="#000000" style:font-name="Ubuntu"/>
    </style:style>
    <style:style style:name="T3" style:family="text">
      <style:text-properties fo:color="#000000" style:font-name="Ubuntu" officeooo:rsid="0009faca"/>
    </style:style>
    <style:style style:name="T4" style:family="text">
      <style:text-properties style:font-name="Ubuntu" officeooo:rsid="0009faca"/>
    </style:style>
    <style:style style:name="T5" style:family="text">
      <style:text-properties fo:color="#f58220" style:font-name="Ubunt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noms de variables commencent par $. </text:p>
      <text:p text:style-name="P1"><text:tab/>→ $var</text:p>
      <text:p text:style-name="P1"/>
      <text:p text:style-name="P1">Typages dynamique → pas nécessaire de préciser le type lors de la déclaration</text:p>
      <text:p text:style-name="P1"/>
      <text:p text:style-name="P1">Fonctions vérifications types / valeur : </text:p>
      <text:list xml:id="list2654310650" text:style-name="L1">
        <text:list-item>
          <text:p text:style-name="P2">var_dump() ;</text:p>
        </text:list-item>
        <text:list-item>
          <text:p text:style-name="P2">gettype() ;</text:p>
        </text:list-item>
        <text:list-item>
          <text:p text:style-name="P2">is_type() ;<text:tab/></text:p>
        </text:list-item>
      </text:list>
      <text:p text:style-name="P1"/>
      <text:p text:style-name="P1">Conversion en bool / booléen : </text:p>
      <text:p text:style-name="P3"><text:span text:style-name="T4"><text:tab/>Considérées comme </text:span><text:span text:style-name="T1">FALSE </text:span><text:span text:style-name="T3">:<text:tab/><text:tab/></text:span></text:p>
      <text:list xml:id="list143456914" text:style-name="L3">
        <text:list-item>
          <text:p text:style-name="P4"><text:span text:style-name="T3">FALSE lui même</text:span></text:p>
        </text:list-item>
        <text:list-item>
          <text:p text:style-name="P5"><text:span text:style-name="T2">entier 0</text:span></text:p>
        </text:list-item>
        <text:list-item>
          <text:p text:style-name="P5"><text:span text:style-name="T2">flottant 0.0</text:span></text:p>
        </text:list-item>
        <text:list-item>
          <text:p text:style-name="P5"><text:span text:style-name="T2">chaîne vide ‘’’’ et chaîne ‘’0’’</text:span></text:p>
        </text:list-item>
        <text:list-item>
          <text:p text:style-name="P5"><text:span text:style-name="T2">tableau sans élément</text:span></text:p>
        </text:list-item>
        <text:list-item>
          <text:p text:style-name="P5"><text:span text:style-name="T2">type spécial </text:span><text:span text:style-name="T5">NULL</text:span></text:p>
        </text:list-item>
      </text:list>
      <text:p text:style-name="P6"><draw:line text:anchor-type="paragraph" draw:z-index="0" draw:name="Forme1" draw:style-name="gr1" draw:text-style-name="P7" svg:x1="0.575cm" svg:y1="0.473cm" svg:x2="12.27cm" svg:y2="0.473cm"><text:p/></draw:line><draw:line text:anchor-type="paragraph" draw:z-index="1" draw:style-name="gr2" draw:text-style-name="P7" svg:x1="9.306cm" svg:y1="1.028cm" svg:x2="9.306cm" svg:y2="1.134cm"><text:p/></draw:line><text:span text:style-name="T2"/></text:p>
      <text:p text:style-name="P6"><text:span text:style-name="T2"/></text:p>
      <text:p text:style-name="P6"><text:span text:style-name="T2">$a = 1234<text:tab/><text:tab/>//Décimal</text:span></text:p>
      <text:p text:style-name="P6"><text:span text:style-name="T2">$a = -1234<text:tab/><text:tab/>//nb négatif</text:span></text:p>
      <text:p text:style-name="P6"><text:span text:style-name="T2">$a = 0123<text:tab/><text:tab/>//octale (=83)</text:span></text:p>
      <text:p text:style-name="P6"><text:span text:style-name="T2">$a = 0x1A <text:tab/><text:tab/>//hexadécimale (=26)</text:span></text:p>
      <text:p text:style-name="P6"><text:span text:style-name="T2">$a = 0b11111111 <text:s/><text:tab/>//binaire (255)</text:span></text:p>
      <text:p text:style-name="P6"><draw:line text:anchor-type="paragraph" draw:z-index="2" draw:name="Forme1" draw:style-name="gr1" draw:text-style-name="P7" svg:x1="0.549cm" svg:y1="0.515cm" svg:x2="12.244cm" svg:y2="0.515cm"><text:p/></draw:line><text:span text:style-name="T2"/></text:p>
      <text:p text:style-name="P6"><text:span text:style-name="T2"/></text:p>
      <text:p text:style-name="P6"><text:span text:style-name="T2">PHP_INT_SIZE : taille d’un entier</text:span></text:p>
      <text:p text:style-name="P6"><text:span text:style-name="T2"><text:tab/> <text:s text:c="4"/>_MAX : valeur maximale des entiers</text:span></text:p>
      <text:p text:style-name="P6"><text:span text:style-name="T2"><text:tab/> <text:s text:c="4"/>_MIN : valeur minimale des entiers</text:span></text:p>
      <text:p text:style-name="P6"><draw:line text:anchor-type="paragraph" draw:z-index="3" draw:name="Forme1" draw:style-name="gr1" draw:text-style-name="P7" svg:x1="0.522cm" svg:y1="0.515cm" svg:x2="12.217cm" svg:y2="0.515cm"><text:p/></draw:line><text:span text:style-name="T2"/></text:p>
      <text:p text:style-name="P6"><text:span text:style-name="T2"/></text:p>
      <text:p text:style-name="P6"><text:span text:style-name="T2">Conversion en int :</text:span></text:p>
      <text:p text:style-name="P6"><text:span text:style-name="T2"><text:tab/>→ (int)(x)</text:span></text:p>
      <text:p text:style-name="P6"><text:span text:style-name="T2"><text:tab/>→ (intger)(x)</text:span></text:p>
      <text:p text:style-name="P6"><text:span text:style-name="T2"><text:tab/>ou</text:span></text:p>
      <text:p text:style-name="P6"><text:span text:style-name="T2"><text:tab/>→ (intval)(x)</text:span></text:p>
      <text:p text:style-name="P6"><text:span text:style-name="T2"/></text:p>
      <text:p text:style-name="P6"><draw:line text:anchor-type="paragraph" draw:z-index="4" draw:name="Forme1" draw:style-name="gr3" draw:text-style-name="P7" svg:x1="0.575cm" svg:y1="0.473cm" svg:x2="12.27cm" svg:y2="0.473cm"><text:p text:style-name="P7"/><text:p text:style-name="P8"/></draw:line><text:span text:style-name="T2"/></text:p>
      <text:p text:style-name="P6"><text:span text:style-name="T2"/></text:p>
      <text:p text:style-name="P6"><text:span text:style-name="T2">Constantes</text:span></text:p>
      <text:p text:style-name="P6"><text:span text:style-name="T2"><text:tab/></text:span></text:p>
      <text:p text:style-name="P6"><text:span text:style-name="T2"><text:tab/>define() <text:tab/>ou <text:tab/>const var</text:span></text:p>
      <text:p text:style-name="P6"><text:span text:style-name="T2"/></text:p>
      <text:p text:style-name="P6"><text:span text:style-name="T2">/!\ <text:s/>Les constantes ne prennent pas de $</text:span></text:p>
      <text:p text:style-name="P6"><text:span text:style-name="T2"/></text:p>
      <text:p text:style-name="P6"><text:span text:style-name="T2">exemple : </text:span></text:p>
      <text:p text:style-name="P6"><text:span text:style-name="T2">$constante = 5<text:tab/><text:tab/><text:tab/><text:tab/><text:tab/><text:tab/>//pas une constante</text:span></text:p>
      <text:p text:style-name="P6"><text:span text:style-name="T2">define(‘’CONSTANTE’’ , ‘’Bonjour le monde’’ ; <text:tab/><text:tab/>//créer une constante CONSTANTE</text:span></text:p>
      <text:p text:style-name="P6"><text:span text:style-name="T2"><text:tab/><text:tab/><text:tab/><text:tab/><text:tab/><text:tab/><text:tab/><text:tab/>qui vaut ‘’Bonjour le monde’’</text:span></text:p>
      <text:p text:style-name="P6"><text:span text:style-name="T2">const CONSTANTE = ‘’Bonjour le monde’’ ;<text:tab/><text:tab/>//de même mais d’une autre façon</text:span></text:p>
      <text:p text:style-name="P6"><draw:line text:anchor-type="paragraph" draw:z-index="5" draw:name="Forme1" draw:style-name="gr3" draw:text-style-name="P7" svg:x1="0.575cm" svg:y1="0.473cm" svg:x2="12.27cm" svg:y2="0.473cm"><text:p text:style-name="P7"/></draw:line><text:span text:style-name="T2"/></text:p>
      <text:p text:style-name="P6"><text:span text:style-name="T2"/></text:p>
      <text:p text:style-name="P6"><text:span text:style-name="T2">Constantes « magiques » <text:s/>(insensible à la casse)</text:span></text:p>
      <text:p text:style-name="P6"><text:span text:style-name="T2"/></text:p>
      <text:p text:style-name="P6"><text:span text:style-name="T2">__LINE__<text:tab/><text:tab/>__TRAIT__</text:span></text:p>
      <text:p text:style-name="P6"><text:span text:style-name="T2">__FILE__<text:tab/><text:tab/>__METHOD__</text:span></text:p>
      <text:p text:style-name="P6"><text:span text:style-name="T2">__DIR__<text:tab/><text:tab/>__NAMESPACE__</text:span></text:p>
      <text:p text:style-name="P6"><text:span text:style-name="T2">__FUNCTION__</text:span></text:p>
      <text:p text:style-name="P6"><text:span text:style-name="T2">__CLASS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1:43.059735604</meta:creation-date>
    <dc:date>2018-09-12T14:48:24.064451582</dc:date>
    <meta:editing-duration>PT16M4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43" meta:word-count="189" meta:character-count="1123" meta:non-whitespace-character-count="928"/>
  </office:meta>
</office:document-meta>
</file>